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75cm" draw:marker-end-width="0.275cm" draw:textarea-horizontal-align="justify" draw:textarea-vertical-align="middle" draw:auto-grow-height="false" fo:min-height="1.941cm" fo:min-width="3.041cm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000000" draw:marker-start-width="0.275cm" draw:marker-end-width="0.275cm" draw:fill="solid" draw:fill-color="#ff8080" draw:textarea-horizontal-align="justify" draw:textarea-vertical-align="middle" draw:auto-grow-height="false" fo:min-height="1.812cm" fo:min-width="2.456cm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75cm" draw:marker-end-width="0.275cm" draw:fill="solid" draw:fill-color="#94bd5e" draw:textarea-horizontal-align="justify" draw:textarea-vertical-align="middle" draw:auto-grow-height="false" fo:min-height="1.136cm" fo:min-width="2.181cm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fo:min-height="1.503cm"/>
    </style:style>
    <style:style style:name="gr5" style:family="graphic" style:parent-style-name="standard">
      <style:graphic-properties draw:stroke="none" svg:stroke-color="#000000" draw:fill="none" draw:fill-color="#ffffff" fo:min-height="1.329cm"/>
    </style:style>
    <style:style style:name="gr6" style:family="graphic" style:parent-style-name="objectwithoutfill">
      <style:graphic-properties svg:stroke-width="0.1cm" svg:stroke-color="#000000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</style:style>
    <style:style style:name="P3" style:family="paragraph">
      <loext:graphic-properties draw:fill="solid" draw:fill-color="#94bd5e"/>
      <style:paragraph-properties fo:text-align="center"/>
    </style:style>
    <style:style style:name="P4" style:family="paragraph">
      <style:text-properties style:font-name="CMU Sans Serif"/>
    </style:style>
    <style:style style:name="P5" style:family="paragraph">
      <loext:graphic-properties draw:fill="none" draw:fill-color="#ffffff"/>
      <style:text-properties style:font-name="CMU Sans Seri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CMU Sans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cm" svg:height="3.505cm" svg:x="4.295cm" svg:y="3.9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2.955cm" svg:height="3.299cm" svg:x="4.536cm" svg:y="8.17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2.68cm" svg:height="2.217cm" svg:x="4.742cm" svg:y="1.04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5" draw:layer="layout" svg:width="2.835cm" svg:height="1.753cm" svg:x="0cm" svg:y="2.28cm">
          <draw:text-box>
            <text:p text:style-name="P4"><text:span text:style-name="T1">multiple datasets</text:span></text:p>
          </draw:text-box>
        </draw:frame>
        <draw:frame draw:style-name="gr5" draw:text-style-name="P5" draw:layer="layout" svg:width="4.329cm" svg:height="1.709cm" svg:x="0cm" svg:y="6.903cm">
          <draw:text-box>
            <text:p text:style-name="P4"><text:span text:style-name="T1">from </text:span><text:span text:style-name="T1">differen</text:span><text:span text:style-name="T1">t third </text:span><text:span text:style-name="T1">parties</text:span></text:p>
          </draw:text-box>
        </draw:frame>
        <draw:line draw:style-name="gr6" draw:text-style-name="P6" draw:layer="layout" svg:x1="8.796cm" svg:y1="3.826cm" svg:x2="7.954cm" svg:y2="4.238cm">
          <text:p/>
        </draw:line>
        <draw:line draw:style-name="gr6" draw:text-style-name="P6" draw:layer="layout" svg:x1="8.426cm" svg:y1="0.836cm" svg:x2="7.584cm" svg:y2="1.248cm">
          <text:p/>
        </draw:line>
        <draw:line draw:style-name="gr6" draw:text-style-name="P6" draw:layer="layout" svg:x1="8.46cm" svg:y1="8.035cm" svg:x2="7.618cm" svg:y2="8.4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7-10-22T22:34:47.647730250</meta:creation-date>
    <dc:date>2017-10-22T22:53:32.321136806</dc:date>
    <dc:creator>Tobias Kuhn</dc:creator>
    <meta:editing-duration>PT18M41S</meta:editing-duration>
    <meta:editing-cycles>8</meta:editing-cycles>
    <meta:generator>LibreOffice/5.3.1.2$Linux_X86_64 LibreOffice_project/30m0$Build-2</meta:generator>
    <meta:document-statistic meta:object-count="8"/>
  </office:meta>
</office:document-meta>
</file>